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Nimbus Roman No9 L1" svg:font-family="'Nimbus Roman No9 L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39cm" table:align="margins" style:writing-mode="lr-tb"/>
    </style:style>
    <style:style style:name="Tabla4.A" style:family="table-column">
      <style:table-column-properties style:column-width="3.071cm" style:rel-column-width="12278*"/>
    </style:style>
    <style:style style:name="Tabla4.B" style:family="table-column">
      <style:table-column-properties style:column-width="2.854cm" style:rel-column-width="11411*"/>
    </style:style>
    <style:style style:name="Tabla4.C" style:family="table-column">
      <style:table-column-properties style:column-width="3.112cm" style:rel-column-width="12441*"/>
    </style:style>
    <style:style style:name="Tabla4.D" style:family="table-column">
      <style:table-column-properties style:column-width="2.441cm" style:rel-column-width="9761*"/>
    </style:style>
    <style:style style:name="Tabla4.E" style:family="table-column">
      <style:table-column-properties style:column-width="3.094cm" style:rel-column-width="12370*"/>
    </style:style>
    <style:style style:name="Tabla4.F" style:family="table-column">
      <style:table-column-properties style:column-width="1.819cm" style:rel-column-width="7274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154cm" fo:margin-left="0.123cm" fo:margin-right="0.113cm" table:align="margins" style:writing-mode="lr-tb"/>
    </style:style>
    <style:style style:name="Tabla1.A" style:family="table-column">
      <style:table-column-properties style:column-width="3.094cm" style:rel-column-width="12551*"/>
    </style:style>
    <style:style style:name="Tabla1.B" style:family="table-column">
      <style:table-column-properties style:column-width="3.893cm" style:rel-column-width="15793*"/>
    </style:style>
    <style:style style:name="Tabla1.C" style:family="table-column">
      <style:table-column-properties style:column-width="3.12cm" style:rel-column-width="12659*"/>
    </style:style>
    <style:style style:name="Tabla1.D" style:family="table-column">
      <style:table-column-properties style:column-width="3.309cm" style:rel-column-width="13424*"/>
    </style:style>
    <style:style style:name="Tabla1.E" style:family="table-column">
      <style:table-column-properties style:column-width="2.738cm" style:rel-column-width="1110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5" style:family="table">
      <style:table-properties style:width="16.154cm" fo:margin-left="0.123cm" fo:margin-right="0.113cm" table:align="margins" style:writing-mode="lr-tb"/>
    </style:style>
    <style:style style:name="Tabla5.A" style:family="table-column">
      <style:table-column-properties style:column-width="16.154cm" style:rel-column-width="65535*"/>
    </style:style>
    <style:style style:name="Tabla5.1" style:family="table-row">
      <style:table-row-properties style:min-row-height="1.069cm"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" style:family="table">
      <style:table-properties style:width="16.154cm" fo:margin-left="0.123cm" fo:margin-right="0.113cm" table:align="margins" style:writing-mode="lr-tb"/>
    </style:style>
    <style:style style:name="Tabla3.A" style:family="table-column">
      <style:table-column-properties style:column-width="2.198cm" style:rel-column-width="8916*"/>
    </style:style>
    <style:style style:name="Tabla3.B" style:family="table-column">
      <style:table-column-properties style:column-width="5.087cm" style:rel-column-width="20638*"/>
    </style:style>
    <style:style style:name="Tabla3.C" style:family="table-column">
      <style:table-column-properties style:column-width="6.186cm" style:rel-column-width="25096*"/>
    </style:style>
    <style:style style:name="Tabla3.D" style:family="table-column">
      <style:table-column-properties style:column-width="2.683cm" style:rel-column-width="1088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1.069cm" fo:keep-together="auto"/>
    </style:style>
    <style:style style:name="Tabla2" style:family="table">
      <style:table-properties style:width="16.111cm" fo:margin-left="0.15cm" fo:margin-right="0.129cm" table:align="margins" style:writing-mode="lr-tb"/>
    </style:style>
    <style:style style:name="Tabla2.A" style:family="table-column">
      <style:table-column-properties style:column-width="8.525cm" style:rel-column-width="34676*"/>
    </style:style>
    <style:style style:name="Tabla2.B" style:family="table-column">
      <style:table-column-properties style:column-width="7.586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3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P4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margin-top="0cm" fo:margin-bottom="0.349cm"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7" style:family="paragraph" style:parent-style-name="Standard">
      <style:paragraph-properties fo:margin-top="0cm" fo:margin-bottom="0.349cm"/>
      <style:text-properties fo:color="#000000" style:font-name="Arial" fo:font-size="10pt" style:font-size-asian="10pt" style:font-size-complex="10pt"/>
    </style:style>
    <style:style style:name="P8" style:family="paragraph" style:parent-style-name="Standard">
      <style:paragraph-properties fo:margin-top="0cm" fo:margin-bottom="0.349cm" fo:text-align="justify" style:justify-single-word="false" fo:orphans="0" fo:widows="0" fo:hyphenation-ladder-count="no-limit"/>
      <style:text-properties fo:color="#000000" style:font-name="Arial" fo:font-size="10pt" style:font-size-asian="10pt" style:font-size-complex="10pt" fo:hyphenate="true" fo:hyphenation-remain-char-count="2" fo:hyphenation-push-char-count="2"/>
    </style:style>
    <style:style style:name="P9" style:family="paragraph" style:parent-style-name="Standard">
      <style:paragraph-properties fo:margin-top="0cm" fo:margin-bottom="0.349cm" fo:line-height="0.423cm" fo:text-align="justify" style:justify-single-word="false" fo:orphans="0" fo:widows="0"/>
      <style:text-properties fo:color="#000000" style:font-name="Arial" fo:font-size="10pt" style:font-size-asian="10pt" style:font-name-complex="Nimbus Roman No9 L" style:font-size-complex="10pt"/>
    </style:style>
    <style:style style:name="P10" style:family="paragraph" style:parent-style-name="Standard">
      <style:paragraph-properties fo:margin-top="0cm" fo:margin-bottom="0.349cm" fo:line-height="0.353cm" fo:text-align="justify" style:justify-single-word="false" fo:orphans="0" fo:widows="0"/>
      <style:text-properties fo:color="#000000" style:font-name="Arial" fo:font-size="10pt" style:font-size-asian="10pt" style:font-name-complex="Nimbus Roman No9 L" style:font-size-complex="10pt"/>
    </style:style>
    <style:style style:name="P11" style:family="paragraph" style:parent-style-name="Standard">
      <style:paragraph-properties fo:margin-top="0cm" fo:margin-bottom="0.349cm" fo:line-height="0.423cm" fo:text-align="justify" style:justify-single-word="false"/>
      <style:text-properties fo:color="#000000" style:font-name="Arial" fo:font-size="10pt" style:font-size-asian="10pt" style:font-name-complex="Arial1" style:font-size-complex="10pt"/>
    </style:style>
    <style:style style:name="P12" style:family="paragraph" style:parent-style-name="Standard">
      <style:paragraph-properties fo:margin-top="0cm" fo:margin-bottom="0.349cm" fo:line-height="0.423cm" fo:text-align="justify" style:justify-single-word="false" fo:orphans="0" fo:widows="0"/>
      <style:text-properties fo:color="#000000" style:font-name="Arial" fo:font-size="10pt" style:font-size-asian="10pt" style:font-name-complex="Arial1" style:font-size-complex="10pt"/>
    </style:style>
    <style:style style:name="P13" style:family="paragraph" style:parent-style-name="Standard">
      <style:paragraph-properties fo:margin-top="0cm" fo:margin-bottom="0.349cm" fo:text-align="start" style:justify-single-word="false"/>
      <style:text-properties fo:color="#000000" style:font-name="Arial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P14" style:family="paragraph" style:parent-style-name="Standard">
      <style:paragraph-properties fo:margin-top="0cm" fo:margin-bottom="0.349cm" fo:line-height="0.353cm" fo:text-align="justify" style:justify-single-word="false" fo:orphans="0" fo:widows="0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/>
    </style:style>
    <style:style style:name="P15" style:family="paragraph" style:parent-style-name="Standard">
      <style:paragraph-properties fo:margin-top="0cm" fo:margin-bottom="0.349cm" fo:text-align="justify" style:justify-single-word="false" fo:orphans="0" fo:widows="0"/>
      <style:text-properties fo:color="#000000" style:font-name="Arial" fo:font-size="10pt" fo:language="es" fo:country="VE" style:text-underline-style="none" style:font-name-asian="Arial Unicode MS" style:font-size-asian="10pt" style:font-name-complex="Arial1" style:font-size-complex="10pt"/>
    </style:style>
    <style:style style:name="P16" style:family="paragraph" style:parent-style-name="Standard">
      <style:paragraph-properties fo:margin-top="0cm" fo:margin-bottom="0.349cm" fo:line-height="0.423cm" fo:text-align="justify" style:justify-single-word="false" fo:orphans="0" fo:widows="0"/>
      <style:text-properties fo:color="#000000" style:font-name="Arial" fo:font-size="10pt" fo:font-weight="normal" style:font-size-asian="10pt" style:font-weight-asian="normal" style:font-name-complex="Arial1" style:font-size-complex="10pt" style:font-weight-complex="normal"/>
    </style:style>
    <style:style style:name="P17" style:family="paragraph" style:parent-style-name="Standard">
      <style:paragraph-properties fo:margin-top="0cm" fo:margin-bottom="0.349cm" fo:text-align="center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.349cm" fo:text-align="center" style:justify-single-word="false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paragraph-properties fo:margin-top="0cm" fo:margin-bottom="0.349cm" fo:text-align="start" style:justify-single-word="false"/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20" style:family="paragraph" style:parent-style-name="Standard">
      <style:paragraph-properties fo:margin-top="0cm" fo:margin-bottom="0.349cm" fo:text-align="center" style:justify-single-word="false"/>
      <style:text-properties fo:color="#000000" style:font-name="Arial" fo:font-size="8pt" fo:font-style="normal" fo:font-weight="normal" fo:background-color="transparent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margin-top="0cm" fo:margin-bottom="0.349cm" fo:text-align="center" style:justify-single-word="false"/>
      <style:text-properties fo:color="#000000" style:font-name="Arial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paragraph-properties fo:margin-top="0cm" fo:margin-bottom="0.349cm" fo:text-align="center" style:justify-single-word="false"/>
      <style:text-properties fo:color="#000000" style:font-name="Arial" fo:font-size="8pt" style:font-size-asian="8pt" style:font-size-complex="8pt"/>
    </style:style>
    <style:style style:name="P23" style:family="paragraph" style:parent-style-name="Standard">
      <style:paragraph-properties fo:margin-top="0cm" fo:margin-bottom="0.349cm" fo:line-height="0.423cm" fo:text-align="justify" style:justify-single-word="false"/>
      <style:text-properties style:font-name="Arial" fo:font-size="10pt" style:font-size-asian="10pt" style:font-name-complex="Arial1" style:font-size-complex="10pt"/>
    </style:style>
    <style:style style:name="P24" style:family="paragraph" style:parent-style-name="Header">
      <style:paragraph-properties fo:margin-top="0cm" fo:margin-bottom="0.349cm"/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P25" style:family="paragraph" style:parent-style-name="Header">
      <style:paragraph-properties fo:margin-top="0cm" fo:margin-bottom="0.349cm"/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26" style:family="paragraph" style:parent-style-name="Header">
      <style:paragraph-properties fo:margin-top="0cm" fo:margin-bottom="0.349cm" fo:line-height="0.423cm" fo:text-align="justify" style:justify-single-word="false" fo:orphans="0" fo:widows="0"/>
      <style:text-properties fo:color="#000000" style:font-name="Arial" fo:font-size="10pt" fo:font-weight="bold" style:font-size-asian="10pt" style:font-weight-asian="bold" style:font-name-complex="Nimbus Roman No9 L" style:font-size-complex="10pt" style:font-weight-complex="bold"/>
    </style:style>
    <style:style style:name="P27" style:family="paragraph" style:parent-style-name="Normal_20__28_Web_29_">
      <style:paragraph-properties fo:margin-top="0cm" fo:margin-bottom="0.349cm" fo:text-align="justify" style:justify-single-word="false"/>
      <style:text-properties fo:color="#000000" style:font-name="Arial" fo:font-size="10pt" style:font-size-asian="10pt" style:font-size-complex="10pt"/>
    </style:style>
    <style:style style:name="P28" style:family="paragraph" style:parent-style-name="Normal_20__28_Web_29_">
      <style:paragraph-properties fo:margin-top="0cm" fo:margin-bottom="0.349cm" fo:text-align="start" style:justify-single-word="false"/>
      <style:text-properties fo:color="#000000" style:font-name="Arial" fo:font-size="10pt" style:font-size-asian="10pt" style:font-size-complex="10pt"/>
    </style:style>
    <style:style style:name="P29" style:family="paragraph" style:parent-style-name="Normal_20__28_Web_29_">
      <style:paragraph-properties fo:margin-top="0cm" fo:margin-bottom="0.349cm" fo:text-align="center" style:justify-single-word="false" style:snap-to-layout-grid="false"/>
      <style:text-properties fo:color="#000000" style:font-name="Arial" fo:font-size="10pt" style:font-size-asian="10pt" style:font-size-complex="10pt"/>
    </style:style>
    <style:style style:name="P30" style:family="paragraph" style:parent-style-name="Normal_20__28_Web_29_">
      <style:paragraph-properties fo:margin-top="0cm" fo:margin-bottom="0.349cm" style:line-height-at-least="0.176cm" fo:text-align="justify" style:justify-single-word="false"/>
      <style:text-properties fo:color="#000000" style:font-name="Arial" fo:font-size="10pt" style:font-size-asian="10pt" style:font-size-complex="10pt"/>
    </style:style>
    <style:style style:name="P31" style:family="paragraph" style:parent-style-name="Normal_20__28_Web_29_">
      <style:paragraph-properties fo:margin-top="0cm" fo:margin-bottom="0.349cm" fo:text-align="start" style:justify-single-word="false" fo:orphans="0" fo:widows="0"/>
      <style:text-properties fo:color="#000000" style:font-name="Arial" fo:font-size="10pt" style:font-size-asian="10pt" style:font-name-complex="Nimbus Roman No9 L" style:font-size-complex="10pt"/>
    </style:style>
    <style:style style:name="P32" style:family="paragraph" style:parent-style-name="Normal_20__28_Web_29_">
      <style:paragraph-properties fo:margin-top="0cm" fo:margin-bottom="0.349cm" fo:text-align="justify" style:justify-single-word="false" fo:orphans="0" fo:widows="0"/>
      <style:text-properties fo:color="#000000" style:font-name="Arial" fo:font-size="10pt" style:font-size-asian="10pt" style:font-name-complex="Nimbus Roman No9 L" style:font-size-complex="10pt"/>
    </style:style>
    <style:style style:name="P33" style:family="paragraph" style:parent-style-name="Normal_20__28_Web_29_">
      <style:paragraph-properties fo:margin-top="0cm" fo:margin-bottom="0.349cm" style:line-height-at-least="0.176cm" fo:text-align="justify" style:justify-single-word="false"/>
      <style:text-properties fo:color="#000000" style:font-name="Arial" fo:font-size="10pt" style:font-size-asian="10pt" style:font-name-complex="Nimbus Roman No9 L" style:font-size-complex="10pt" style:font-weight-complex="bold"/>
    </style:style>
    <style:style style:name="P34" style:family="paragraph" style:parent-style-name="Normal_20__28_Web_29_">
      <style:paragraph-properties fo:margin-top="0cm" fo:margin-bottom="0.349cm" fo:text-align="justify" style:justify-single-word="false"/>
      <style:text-properties fo:color="#000000" style:font-name="Arial" fo:font-size="10pt" fo:font-weight="bold" style:font-size-asian="10pt" style:font-weight-asian="bold" style:font-name-complex="Nimbus Roman No9 L" style:font-size-complex="10pt" style:font-weight-complex="bold"/>
    </style:style>
    <style:style style:name="P35" style:family="paragraph" style:parent-style-name="Normal_20__28_Web_29_">
      <style:paragraph-properties fo:margin-top="0cm" fo:margin-bottom="0.349cm" fo:text-align="justify" style:justify-single-word="false" fo:orphans="0" fo:widows="0"/>
      <style:text-properties fo:color="#000000" style:font-name="Arial" fo:font-size="10pt" fo:font-weight="bold" style:font-size-asian="10pt" style:font-weight-asian="bold" style:font-name-complex="Nimbus Roman No9 L" style:font-size-complex="10pt" style:font-weight-complex="bold"/>
    </style:style>
    <style:style style:name="P36" style:family="paragraph" style:parent-style-name="Normal_20__28_Web_29_">
      <style:paragraph-properties fo:margin-top="0cm" fo:margin-bottom="0.349cm" fo:text-align="center" style:justify-single-word="false" fo:orphans="0" fo:widows="0" style:snap-to-layout-grid="false"/>
      <style:text-properties fo:color="#000000" style:font-name="Arial" fo:font-size="10pt" fo:font-weight="bold" style:font-size-asian="10pt" style:font-weight-asian="bold" style:font-name-complex="Nimbus Roman No9 L" style:font-size-complex="10pt"/>
    </style:style>
    <style:style style:name="P37" style:family="paragraph" style:parent-style-name="Normal_20__28_Web_29_">
      <style:paragraph-properties fo:margin-top="0cm" fo:margin-bottom="0.349cm" fo:text-align="justify" style:justify-single-word="false"/>
      <style:text-properties fo:color="#000000" style:font-name="Arial" fo:font-size="10pt" fo:font-weight="normal" fo:background-color="transparent" style:font-name-asian="Arial" style:font-size-asian="10pt" style:font-weight-asian="normal" style:font-name-complex="Nimbus Roman No9 L" style:font-size-complex="10pt" style:font-weight-complex="normal"/>
    </style:style>
    <style:style style:name="P38" style:family="paragraph" style:parent-style-name="Normal_20__28_Web_29_">
      <style:paragraph-properties fo:margin-top="0cm" fo:margin-bottom="0.349cm" fo:text-align="justify" style:justify-single-word="false"/>
      <style:text-properties fo:color="#000000" style:font-name="Arial" fo:font-size="10pt" style:font-name-asian="Arial" style:font-size-asian="10pt" style:font-name-complex="Arial" style:font-size-complex="10pt" style:font-weight-complex="bold"/>
    </style:style>
    <style:style style:name="P39" style:family="paragraph" style:parent-style-name="Normal_20__28_Web_29_">
      <style:paragraph-properties fo:margin-left="0.635cm" fo:margin-right="0cm" fo:margin-top="0cm" fo:margin-bottom="0.349cm" fo:text-align="center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Nimbus Roman No9 L" style:font-size-complex="10pt" style:font-weight-complex="bold"/>
    </style:style>
    <style:style style:name="P40" style:family="paragraph" style:parent-style-name="Normal_20__28_Web_29_">
      <style:paragraph-properties fo:margin-left="0.635cm" fo:margin-right="0cm" fo:margin-top="0cm" fo:margin-bottom="0.349cm" fo:text-align="center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41" style:family="paragraph" style:parent-style-name="Normal_20__28_Web_29_">
      <style:paragraph-properties fo:margin-left="0.635cm" fo:margin-right="0cm" fo:margin-top="0cm" fo:margin-bottom="0.349cm" fo:text-align="center" style:justify-single-word="false" fo:text-indent="0cm" style:auto-text-indent="false"/>
      <style:text-properties fo:color="#000000" style:font-name="Arial" fo:font-size="10pt" style:font-size-asian="10pt" style:font-name-complex="Nimbus Roman No9 L" style:font-size-complex="10pt" style:font-weight-complex="bold"/>
    </style:style>
    <style:style style:name="P42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style:font-size-asian="10pt" style:font-name-complex="Nimbus Roman No9 L" style:font-size-complex="10pt"/>
    </style:style>
    <style:style style:name="P43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Nimbus Roman No9 L" style:font-size-complex="10pt"/>
    </style:style>
    <style:style style:name="P44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Nimbus Roman No9 L" style:font-size-complex="10pt"/>
    </style:style>
    <style:style style:name="P45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Nimbus Roman No9 L" style:font-size-complex="10pt" style:font-weight-complex="bold"/>
    </style:style>
    <style:style style:name="P46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style:font-name-asian="Arial" style:font-size-asian="10pt" style:font-name-complex="Nimbus Roman No9 L" style:font-size-complex="10pt"/>
    </style:style>
    <style:style style:name="P47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name-complex="Nimbus Roman No9 L" style:font-size-complex="10pt" style:font-weight-complex="normal"/>
    </style:style>
    <style:style style:name="P48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weight="normal" style:font-size-asian="10pt" style:font-weight-asian="normal" style:font-name-complex="Nimbus Roman No9 L" style:font-size-complex="10pt" style:font-weight-complex="normal"/>
    </style:style>
    <style:style style:name="P49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name-complex="Nimbus Roman No9 L" style:font-size-complex="10pt" style:font-weight-complex="normal"/>
    </style:style>
    <style:style style:name="P50" style:family="paragraph" style:parent-style-name="Normal_20__28_Web_29_" style:master-page-name="Standard">
      <style:paragraph-properties fo:margin-top="0cm" fo:margin-bottom="0.349cm" fo:text-align="start" style:justify-single-word="false" style:page-number="auto"/>
      <style:text-properties fo:color="#000000" style:font-name="Arial" fo:font-size="10pt" fo:language="en" fo:country="US" style:text-underline-style="none" fo:font-weight="bold" style:font-size-asian="10pt" style:font-weight-asian="bold" style:font-size-complex="10pt" style:font-weight-complex="bold"/>
    </style:style>
    <style:style style:name="P51" style:family="paragraph" style:parent-style-name="Normal_20__28_Web_29_" style:list-style-name="L1">
      <style:paragraph-properties fo:margin-top="0cm" fo:margin-bottom="0.349cm" fo:text-align="start" style:justify-single-word="false" fo:orphans="0" fo:widows="0"/>
      <style:text-properties fo:color="#000000" style:font-name="Arial" fo:font-size="10pt" style:font-size-asian="10pt" style:font-size-complex="10pt"/>
    </style:style>
    <style:style style:name="P52" style:family="paragraph" style:parent-style-name="Header" style:list-style-name="L2">
      <style:paragraph-properties fo:margin-top="0cm" fo:margin-bottom="0.349cm"/>
    </style:style>
    <style:style style:name="T1" style:family="text">
      <style:text-properties fo:font-size="10pt" fo:background-color="#ffffff" style:font-size-asian="10pt" style:font-name-complex="Arial" style:font-size-complex="10pt"/>
    </style:style>
    <style:style style:name="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T3" style:family="text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00" style:font-name="Arial" fo:font-size="10pt" fo:language="es" fo:country="MX" style:text-underline-style="none" fo:font-weight="normal" style:font-name-asian="Nimbus Roman No9 L" style:font-size-asian="10pt" style:language-asian="ar" style:country-asian="SA" style:font-weight-asian="normal" style:font-size-complex="10pt" style:font-weight-complex="normal"/>
    </style:style>
    <style:style style:name="T5" style:family="text">
      <style:text-properties fo:color="#000000" style:font-name="Arial" fo:font-size="10pt" fo:language="es" fo:country="MX" style:text-underline-style="none" fo:font-weight="normal" style:font-name-asian="Arial" style:font-size-asian="10pt" style:language-asian="ar" style:country-asian="SA" style:font-weight-asian="normal" style:font-size-complex="10pt" style:font-weight-complex="normal"/>
    </style:style>
    <style:style style:name="T6" style:family="text">
      <style:text-properties fo:color="#000000" style:font-name="Arial" fo:font-size="10pt" style:font-size-asian="10pt" style:font-size-complex="10pt"/>
    </style:style>
    <style:style style:name="T7" style:family="text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8" style:family="text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T9" style:family="text">
      <style:text-properties fo:font-style="normal" style:font-name-asian="Verdana1" style:font-style-asian="normal" style:font-name-complex="Verdana1" style:font-style-complex="normal"/>
    </style:style>
    <style:style style:name="T10" style:family="text">
      <style:text-properties fo:font-weight="bold" style:font-weight-asian="bold" style:font-name-complex="Nimbus Roman No9 L" style:font-weight-complex="bold"/>
    </style:style>
    <style:style style:name="T11" style:family="text">
      <style:text-properties fo:font-weight="bold" style:font-weight-asian="bold" style:font-name-complex="Arial1"/>
    </style:style>
    <style:style style:name="T12" style:family="text">
      <style:text-properties fo:font-weight="bold" style:font-name-asian="Arial" style:font-weight-asian="bold" style:font-name-complex="Nimbus Roman No9 L" style:font-weight-complex="bold"/>
    </style:style>
    <style:style style:name="T13" style:family="text">
      <style:text-properties fo:font-weight="bold" style:font-name-asian="Nimbus Roman No9 L1" style:font-weight-asian="bold" style:font-name-complex="Arial1"/>
    </style:style>
    <style:style style:name="T14" style:family="text">
      <style:text-properties fo:font-weight="bold" style:font-name-asian="Nimbus Roman No9 L1" style:font-weight-asian="bold" style:font-name-complex="Arial1" style:font-weight-complex="bold"/>
    </style:style>
    <style:style style:name="T15" style:family="text">
      <style:text-properties style:text-underline-style="none" fo:font-weight="bold" style:font-weight-asian="bold" style:font-name-complex="Nimbus Roman No9 L" style:font-weight-complex="bold"/>
    </style:style>
    <style:style style:name="T16" style:family="text">
      <style:text-properties fo:font-weight="normal" style:font-name-asian="Arial" style:font-weight-asian="normal" style:font-name-complex="Nimbus Roman No9 L" style:font-weight-complex="normal"/>
    </style:style>
    <style:style style:name="T17" style:family="text">
      <style:text-properties fo:font-weight="normal" style:font-weight-asian="normal" style:font-name-complex="Arial1"/>
    </style:style>
    <style:style style:name="T18" style:family="text">
      <style:text-properties fo:font-weight="normal" style:font-weight-asian="normal" style:font-name-complex="Arial1" style:font-weight-complex="normal"/>
    </style:style>
    <style:style style:name="T19" style:family="text">
      <style:text-properties style:font-name-complex="Arial1"/>
    </style:style>
    <style:style style:name="T20" style:family="text">
      <style:text-properties style:font-name-asian="Nimbus Roman No9 L1" style:font-name-complex="Arial1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{nroEvaluacion}</text:p>
      <text:p text:style-name="P6"><text:span text:style-name="T3">Maturín, </text:span><text:span text:style-name="Fuente_20_de_20_párrafo_20_predeter."><text:span text:style-name="T4">{diaNumero}</text:span></text:span><text:span text:style-name="Fuente_20_de_20_párrafo_20_predeter."><text:span text:style-name="T5"> </text:span></text:span><text:span text:style-name="Fuente_20_de_20_párrafo_20_predeter."><text:span text:style-name="T4">de </text:span></text:span><text:span text:style-name="Fuente_20_de_20_párrafo_20_predeter."><text:span text:style-name="T5">{mes} </text:span></text:span><text:span text:style-name="Fuente_20_de_20_párrafo_20_predeter."><text:span text:style-name="T4">de</text:span></text:span><text:span text:style-name="Fuente_20_de_20_párrafo_20_predeter."><text:span text:style-name="T5"> {anio}</text:span></text:span></text:p>
      <text:p text:style-name="P39"/>
      <text:p text:style-name="P40"><text:span text:style-name="T14">INFORME DE EVALUACIÓN CUALITATIVA Y CUANTITATIVA DE LAS <text:s/>OFERTAS RECIBIDAS DE LAS EMPRESAS PARTICIPANTES EN LA CONSULTA DE PRECIOS Nº</text:span><text:span text:style-name="T10"> </text:span><text:span text:style-name="T15">{nroProc}</text:span><text:span text:style-name="T10"> DE FECHA {FechaDocumento}</text:span></text:p>
      <text:p text:style-name="P39"/>
      <text:p text:style-name="P27"><text:span text:style-name="T10">OBJETO: </text:span><text:span text:style-name="T16">{objeto}</text:span></text:p>
      <text:p text:style-name="P34"/>
      <text:p text:style-name="P34">CRITERIOS DE EVALUACIÓN: <text:span text:style-name="T18">La Dirección de Administración (Unidad Contratante) representada por las ciudadanas {analistas}, proceden una vez recibidas y estudiadas las ofertas, a realizar el análisis correspondiente</text:span><text:span text:style-name="T17"> </text:span><text:span text:style-name="T18">de acuerdo con lo establecido en el aparte “Evaluación de Ofertas” inserto en el oficio de invitación, y en el cual se establecieron los criterios de evaluación por porcentaje, a saber:</text:span></text:p>
      <text:p text:style-name="P41"/>
      <text:p text:style-name="P8"><text:span text:style-name="T13">Cualitativos: </text:span><text:span text:style-name="T20">Para evaluar la especialidad y capacidad técnica de conformidad con lo dispuesto en el artículo 68 del Reglamento de la Ley de Contrataciones Públicas vigente, los oferentes deberán demostrar, a través de la documentación que poseen capacidad técnica para el objeto de la contratación, en caso de obtener la adjudicación. Se otorgará</text:span><text:span text:style-name="T13"> SESENTA (60) </text:span><text:span text:style-name="T20">puntos al aspecto cualitativo, integrado de la siguiente forma: VEINTE (20) puntos para los Renglones Cotizados, VEINTE (20) puntos para el cumplimiento de las características técnicas, DIEZ (10) puntos para el tiempo de entrega y DIEZ (10) puntos para las condiciones de pago, según las especificaciones técnicas requeridas por la Unidad Usuaria y la Unidad Contratante, según lo siguiente:</text:span></text:p>
      <text:p text:style-name="P31"/>
      <text:p text:style-name="P13">{proveedores}</text:p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table:number-columns-spanned="6" office:value-type="string">
            <text:p text:style-name="P17">ASPECTOS CUALITATIVOS A EVALUAR/PUNTUACIÓN POR OFER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8">Proveedor</text:p>
          </table:table-cell>
          <table:table-cell table:style-name="Tabla4.A2" office:value-type="string">
            <text:p text:style-name="P18">Renglones Ofertados</text:p>
          </table:table-cell>
          <table:table-cell table:style-name="Tabla4.A2" office:value-type="string">
            <text:p text:style-name="P18">Requerimientos Técnico</text:p>
          </table:table-cell>
          <table:table-cell table:style-name="Tabla4.A2" office:value-type="string">
            <text:p text:style-name="P18">Tiempo de Entrega</text:p>
          </table:table-cell>
          <table:table-cell table:style-name="Tabla4.A2" office:value-type="string">
            <text:p text:style-name="P18">Condiciones de Pago (5 días después de emitida la factura)</text:p>
          </table:table-cell>
          <table:table-cell table:style-name="Tabla4.F2" office:value-type="string">
            <text:p text:style-name="P18">Total</text:p>
          </table:table-cell>
        </table:table-row>
        <table:table-row>
          <table:table-cell table:style-name="Tabla4.A2" office:value-type="string">
            <text:p text:style-name="P19">[!-- BEGIN row.articles --]{titreArticle}</text:p>
          </table:table-cell>
          <table:table-cell table:style-name="Tabla4.A2" office:value-type="string">
            <text:p text:style-name="P20">{renglonOf}</text:p>
          </table:table-cell>
          <table:table-cell table:style-name="Tabla4.A2" office:value-type="string">
            <text:p text:style-name="P20">{reque}</text:p>
          </table:table-cell>
          <table:table-cell table:style-name="Tabla4.A2" office:value-type="string">
            <text:p text:style-name="P21">{tiempoEntrega}</text:p>
          </table:table-cell>
          <table:table-cell table:style-name="Tabla4.A2" office:value-type="string">
            <text:p text:style-name="P20">{condiPago}</text:p>
          </table:table-cell>
          <table:table-cell table:style-name="Tabla4.F2" office:value-type="string">
            <text:p text:style-name="P22"><text:span text:style-name="T9">{texteArticle}</text:span><text:span text:style-name="T9">[!-- END row.articles --]</text:span></text:p>
          </table:table-cell>
        </table:table-row>
      </table:table>
      <text:p text:style-name="P28">* 0=No Presento</text:p>
      <text:p text:style-name="P28"><text:s/></text:p>
      <text:p text:style-name="P9">Nota: Anexos se encuentran los cálculos realizados en los diferentes aspectos cualitativos. </text:p>
      <text:p text:style-name="P9"/>
      <text:p text:style-name="P8"><text:soft-page-break/><text:span text:style-name="T14">Cuantitativos: </text:span><text:span text:style-name="T20">Una vez obtenida la puntuación de la evaluación cualitativa, se procederá a comparar y evaluar las ofertas económicas presentadas considerando </text:span><text:span text:style-name="T19">los renglones y precios unitarios ofertados</text:span><text:span text:style-name="T20">, asignándole una ponderación máxima de </text:span><text:span text:style-name="T13">CUARENTA (40)</text:span><text:span text:style-name="T20"> puntos, según cuadro anexo </text:span></text:p>
      <text:p text:style-name="P32"/>
      <text:p text:style-name="P23">La fórmula empleada para la valoración (puntuación) del criterio precio viene dada por:</text:p>
      <text:p text:style-name="P23">Puntuación = (POV/POL) * MP</text:p>
      <text:p text:style-name="P23">Donde:<text:tab/><text:tab/>POV= Precio de Oferta más ventajosa.</text:p>
      <text:p text:style-name="P23"><text:tab/><text:tab/>POL= Precio de Oferta correspondiente al oferente.</text:p>
      <text:p text:style-name="P12"><text:tab/><text:tab/>MP= <text:s text:c="2"/>Máxima Puntuación.</text:p>
      <text:p text:style-name="P14"/>
      <text:p text:style-name="P10"><text:span text:style-name="T22">RESULTADO DE LA CALIFICACIÓN</text:span><text:span text:style-name="T11">: </text:span><text:span text:style-name="T20">De la evaluación total (cualitativa y cuantitativa) se obtuvo el siguiente resultado:</text:span></text:p>
      <text:p text:style-name="P3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36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36">OFERENTE</text:p>
          </table:table-cell>
          <table:table-cell table:style-name="Tabla1.A2" table:number-rows-spanned="2" office:value-type="string">
            <text:p text:style-name="P36">EMPRESA</text:p>
          </table:table-cell>
          <table:table-cell table:style-name="Tabla1.A2" table:number-columns-spanned="2" office:value-type="string">
            <text:p text:style-name="P36">PUNTUACIÓN CRITERIOS</text:p>
          </table:table-cell>
          <table:covered-table-cell/>
          <table:table-cell table:style-name="Tabla1.A1" table:number-rows-spanned="2" office:value-type="string">
            <text:p text:style-name="P36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36">CUALITATIVOS</text:p>
          </table:table-cell>
          <table:table-cell table:style-name="Tabla1.A2" office:value-type="string">
            <text:p text:style-name="P36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24">[!-- BEGIN row.total --]{titreArticle}</text:p>
          </table:table-cell>
          <table:table-cell table:style-name="Tabla1.A2" office:value-type="string">
            <text:p text:style-name="P7">{textoProveedor}</text:p>
          </table:table-cell>
          <table:table-cell table:style-name="Tabla1.A2" office:value-type="string">
            <text:p text:style-name="P7">{cuali}</text:p>
          </table:table-cell>
          <table:table-cell table:style-name="Tabla1.A2" office:value-type="string">
            <text:p text:style-name="P7">{cuanti}</text:p>
          </table:table-cell>
          <table:table-cell table:style-name="Tabla1.A1" office:value-type="string">
            <text:p text:style-name="P25">{texteArticle}[!-- END row.total --]</text:p>
          </table:table-cell>
        </table:table-row>
      </table:table>
      <text:list xml:id="list7157232392" text:style-name="L1">
        <text:list-item>
          <text:p text:style-name="P51">0=No Presento</text:p>
        </text:list-item>
      </text:list>
      <text:p text:style-name="P35"/>
      <text:p text:style-name="P16">Del estudio y análisis realizado a las ofertas presentadas por las empresas antes señaladas, y de conformidad con lo dispuesto en el Artículo 72 de la LCP, se evidencia lo siguiente:</text:p>
      <text:p text:style-name="P2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xml:id="list2138032357" text:style-name="L2">
              <text:list-item>
                <text:p text:style-name="P52"><text:span text:style-name="T8">[!-- BEGIN row.tota --]{titreArticle} </text:span><text:span text:style-name="T6">{texto} {t} </text:span><text:span text:style-name="T7">{texteArticle} puntos en la calificación final. [!-- END row.tota --]</text:span></text:p>
              </text:list-item>
            </text:list>
          </table:table-cell>
        </table:table-row>
      </table:table>
      <text:p text:style-name="P35"/>
      <text:p text:style-name="P35">CONCLUSIÓN:</text:p>
      <text:p text:style-name="P33">{conclusion}</text:p>
      <text:p text:style-name="P30"/>
      <text:p text:style-name="P38"/>
      <text:p text:style-name="P35">RECOMENDACIÓN:</text:p>
      <text:p text:style-name="P37"><text:soft-page-break/>{recomendacion}</text:p>
      <text:p text:style-name="P15">Se recomienda adjudicar los siguientes renglones de acuerdo a:</text:p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36">RENGLON</text:p>
          </table:table-cell>
          <table:table-cell table:style-name="Tabla3.A1" office:value-type="string">
            <text:p text:style-name="P36">PROVEEDOR</text:p>
          </table:table-cell>
          <table:table-cell table:style-name="Tabla3.A1" office:value-type="string">
            <text:p text:style-name="P36">DESCRIPCIÓN</text:p>
          </table:table-cell>
          <table:table-cell table:style-name="Tabla3.D1" office:value-type="string">
            <text:p text:style-name="P36">CANTIDAD</text:p>
          </table:table-cell>
        </table:table-row>
        <table:table-row table:style-name="Tabla3.2">
          <table:table-cell table:style-name="Tabla3.A1" office:value-type="string">
            <text:p text:style-name="P24">[!-- BEGIN row.itemR --]{titreArticle}</text:p>
          </table:table-cell>
          <table:table-cell table:style-name="Tabla3.A1" office:value-type="string">
            <text:p text:style-name="P7">{Proveedor}</text:p>
          </table:table-cell>
          <table:table-cell table:style-name="Tabla3.A1" office:value-type="string">
            <text:p text:style-name="P7">{desc}</text:p>
          </table:table-cell>
          <table:table-cell table:style-name="Tabla3.D1" office:value-type="string">
            <text:p text:style-name="P25">{texteArticle}[!-- END row.itemR --]</text:p>
          </table:table-cell>
        </table:table-row>
      </table:table>
      <text:p text:style-name="P11"/>
      <text:p text:style-name="P11">No habiendo otro punto que tratar, se terminó, se leyó y conforme firma:</text:p>
      <text:p text:style-name="P4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9"><text:span text:style-name="T10">Dirección</text:span><text:span text:style-name="T12"> </text:span><text:span text:style-name="T10">de</text:span><text:span text:style-name="T12"> </text:span><text:span text:style-name="T10">Administración</text:span><text:span text:style-name="T12"> </text:span><text:span text:style-name="T10">(Unidad</text:span><text:span text:style-name="T12"> </text:span><text:span text:style-name="T10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44"/>
            <text:p text:style-name="P43"/>
            <text:p text:style-name="P48">{nombreDirector}</text:p>
            <text:p text:style-name="P47">{cargoDirector}</text:p>
            <text:p text:style-name="P42"/>
          </table:table-cell>
          <table:table-cell table:style-name="Tabla2.A1" office:value-type="string">
            <text:p text:style-name="P45"/>
            <text:p text:style-name="P45"/>
            <text:p text:style-name="P49">{nombreAnalista}</text:p>
            <text:p text:style-name="P46">{cargoAnalista}</text:p>
          </table:table-cell>
        </table:table-row>
        <table:table-row table:style-name="Tabla2.1">
          <table:table-cell table:style-name="Tabla2.A1" table:number-columns-spanned="2" office:value-type="string">
            <text:p text:style-name="P44"/>
            <text:p text:style-name="P47"/>
          </table:table-cell>
          <table:covered-table-cell/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Nimbus Roman No9 L1" svg:font-family="'Nimbus Roman No9 L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44cm" fo:margin-right="0cm" fo:margin-top="0cm" fo:margin-bottom="0cm" fo:text-align="justify" style:justify-single-word="false" fo:text-indent="-1.244cm" style:auto-text-indent="false"/>
      <style:text-properties fo:language="es" fo:country="VE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3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MP4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0pt" fo:background-color="#ffffff" style:font-size-asian="10pt" style:font-name-complex="Arial" style:font-size-complex="10pt"/>
    </style:style>
    <style:style style:name="M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0.72cm" fo:margin-left="2.9cm" fo:margin-right="2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cm" fo:margin-left="0cm" fo:margin-right="0cm" fo:margin-bottom="2.5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851cm" fo:margin-bottom="2cm" fo:margin-left="2.9cm" fo:margin-right="2.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443cm" svg:y="0.026cm" svg:width="2.831cm" svg:height="2.381cm" draw:z-index="2"><draw:image xlink:href="Pictures/100000000000006B0000005A4D0EE17E.png" xlink:type="simple" xlink:show="embed" xlink:actuate="onLoad"/></draw:frame></text:p>
        <text:p text:style-name="MP2"/>
      </style:header>
      <style:footer>
        <text:p text:style-name="MP3">Dirección: Avenida Arismendi, Edificio Palacio Legislativo, Cumaná, Edo. Sucre Teléfonos: (0293) 4320708 <text:s text:c="5"/>4323658. Directo: Tele Fax 4323447 Correo Electrónico: despacho@cgesucre.gob.ve</text:p>
        <text:p text:style-name="MP4"/>
        <text:p text:style-name="MP5"><text:span text:style-name="Page_20_Number"><text:span text:style-name="MT1"><text:page-number text:select-page="current">3</text:page-number></text:span></text:span><text:span text:style-name="MT2">/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C-2007-333</dc:title>
    <meta:initial-creator>btovar</meta:initial-creator>
    <meta:creation-date>2011-03-09T20:23:00</meta:creation-date>
    <dc:date>2014-09-30T09:25:43</dc:date>
    <meta:print-date>2012-08-30T16:14:00</meta:print-date>
    <meta:editing-cycles>202</meta:editing-cycles>
    <meta:editing-duration>P1DT7M35S</meta:editing-duration>
    <meta:generator>LibreOffice/3.5$Linux_x86 LibreOffice_project/350m1$Build-2</meta:generator>
    <dc:creator>Guidmar Espinoza</dc:creator>
    <meta:document-statistic meta:table-count="5" meta:image-count="1" meta:object-count="0" meta:page-count="3" meta:paragraph-count="66" meta:word-count="499" meta:character-count="3588" meta:non-whitespace-character-count="3148"/>
  </office:meta>
</office:document-meta>
</file>